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3.88937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able:cell-range-source table:name="input" table:last-column-spanned="2" table:last-row-spanned="1186" xlink:href="C:\Users\lind0096\Documents\Code\advent-of-code-2018\day-4-1\input.txt"/>
            <text:p>[1518-01-29 23:58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0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0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0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0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1 00:02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1 00:3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1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1 00:4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1-31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1 00:04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1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1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1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1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1 23:59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2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2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2 23:59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3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3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3 23:57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4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4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5 00:01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5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5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5 23:58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6 00:3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6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6 23:51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7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7 00:3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7 23:49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8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8 00:0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8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8 00:2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8 23:53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9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9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9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09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0 00:00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0 00:1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0 00:1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0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0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1 00:03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1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1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1 00:4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1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2 00:01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2 00:3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2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2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2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3 00:02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3 00:4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3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3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3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3 23:58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4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4 00:3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4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4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4 23:49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5 00:0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5 00:0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5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5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6 00:00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6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6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7 00:02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7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8 00:02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8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8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8 23:56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9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9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9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9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19 23:58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00:1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00:2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00:5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0 23:54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1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1 00:1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1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1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1 23:56]</text:p>
          </table:table-cell>
          <table:table-cell office:value-type="string" table:style-name="ce1">
            <text:p>Guard #37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3 00:02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3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3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3 23:59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4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4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4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4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4 00:5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4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5 00:03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5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5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5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5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6 00:00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6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6 00:3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6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6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6 23:58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7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8 00:02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8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8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2-28 23:58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1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1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2 00:04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2 00:3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2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2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2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3 00:00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3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3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3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3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4 00:02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4 00:0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4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4 23:57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5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5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5 23:59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00:0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00:1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00:2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00:3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00:4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6 23:58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7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7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7 23:57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8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8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8 23:54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9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9 00:0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9 00:2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9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09 23:46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0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0 00:3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0 23:53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1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1 00:1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1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1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1 23:59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2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2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3 00:01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3 00:1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3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3 23:56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4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4 00:2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4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4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4 23:58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5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5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5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5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5 23:57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6 00:4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6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03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3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8 00:02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8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8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9 00:00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9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9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9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19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0 00:00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0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0 00:2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0 23:56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1 00:3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1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1 23:47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00:0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00:2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2 23:52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00:0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00:1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3 23:48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4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4 00:1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4 00:2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4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4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4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5 00:02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5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5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6 00:03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6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6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7 00:00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7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7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8 00:00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8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8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8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8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9 00:00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9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29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0 00:00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0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0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1 00:02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1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1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3-31 23:59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1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1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1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1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1 23:57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2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2 00:4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2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2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2 23:46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3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3 00:1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3 00:2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3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3 23:56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4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4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4 23:58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5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5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5 23:54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6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6 00:3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6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6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6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6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7 00:03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7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7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8 00:01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8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8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9 00:04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9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9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09 23:56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0 00:5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0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1 00:03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1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1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2 00:03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2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2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3 00:00]</text:p>
          </table:table-cell>
          <table:table-cell office:value-type="string" table:style-name="ce1">
            <text:p>Guard #352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3 23:52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4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4 00:0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4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4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5 00:02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5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5 00:3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5 23:58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6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6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6 23:52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7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8 00:00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8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8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8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8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9 00:03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9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9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19 23:59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0 00:1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0 00:3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0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0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0 23:52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1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1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1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1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1 23:59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2 00:1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2 00:3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2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2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2 23:56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3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3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3 23:58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4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4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4 23:56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5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5 00:3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6 00:00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6 00:1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6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6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6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7 00:00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7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7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7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8 00:00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8 00:3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8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8 23:56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9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9 00:3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9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29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30 00:00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30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4-30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1 00:03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1 00:3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1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1 00:5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1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1 23:46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2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2 00:2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3 00:00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3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3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3 23:50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4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4 00:1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4 00:3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4 00:3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4 23:57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5 00:2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5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6 00:02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6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6 00:2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6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6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7 00:03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7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7 00:2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8 00:00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8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8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9 00:00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9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9 00:2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9 00:3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9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09 23:58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0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0 00:2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1 00:04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1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1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2 00:01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2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2 00:3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2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2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2 23:46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3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3 00:3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4 00:00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4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4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4 23:52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5 00:0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5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6 00:02]</text:p>
          </table:table-cell>
          <table:table-cell office:value-type="string" table:style-name="ce1">
            <text:p>Guard #13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7 00:01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7 00:4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7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7 23:54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8 00:0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8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8 23:56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9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9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9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19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0 00:00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0 00:0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0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0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0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01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5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1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2 00:03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2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2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2 23:59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3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3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4 00:04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4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4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5 00:03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5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5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5 00:5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5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5 23:59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6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6 00:2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6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6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6 23:58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7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7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7 23:56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8 00:0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8 00:3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8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8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8 23:49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9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9 00:1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9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9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29 23:59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30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30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31 00:00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31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31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5-31 23:58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1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1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1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1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2 00:02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2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2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3 00:04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3 00:0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3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3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3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4 00:00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4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4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4 00:5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4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5 00:00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5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5 00:3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5 23:59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6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6 00:3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6 23:57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7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7 23:59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8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8 00:3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8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8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8 23:52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9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9 00:0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9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9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09 23:58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0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0 00:2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0 23:57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1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1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1 23:51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2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2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01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3 23:46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4 00:0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4 00:3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4 00:4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4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4 23:59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5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5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6 00:02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6 00:1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6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6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6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6 23:59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7 00:3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7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8 00:03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8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8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9 00:04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9 00:1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9 00:2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9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9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19 23:57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0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0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0 00:3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0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0 00:5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0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1 00:01]</text:p>
          </table:table-cell>
          <table:table-cell office:value-type="string" table:style-name="ce1">
            <text:p>Guard #37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2 00:02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2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2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3 00:04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3 00:1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3 00:1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3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3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4 00:02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4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4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4 23:50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5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5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5 23:53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6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6 00:3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6 00:5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6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6 23:56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7 00:1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7 00:1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7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7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8 00:00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8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8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01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29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30 00:04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30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30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6-30 23:57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1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1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2 00:01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2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2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3 00:03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3 00:0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3 00:1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3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3 00:3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4 00:02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4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4 00:1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4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4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4 23:59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5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5 00:3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6 00:03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6 00:2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6 00:3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6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6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6 23:57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7 00:1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7 00:2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7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7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8 00:00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8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8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8 23:56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9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9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9 00:5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9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09 23:57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0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0 00:1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0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0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0 00:4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0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1 00:01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1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1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1 23:59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2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2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2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2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3 00:04]</text:p>
          </table:table-cell>
          <table:table-cell office:value-type="string" table:style-name="ce1">
            <text:p>Guard #352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4 00:03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4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4 00:3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4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4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4 23:56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5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5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5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5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6 00:00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6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6 00:2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7 00:00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7 00:3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7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7 23:56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8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8 00:3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8 23:59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9 00:1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9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19 23:57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0 00:0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0 00:1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0 00:5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0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1 00:03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1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1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1 23:58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2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2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3 00:03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3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3 00:2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4 00:00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4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4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4 23:56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5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5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5 23:58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6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6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6 00:5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6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7 00:04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7 00:1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7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7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7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7 23:59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8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8 00:4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8 23:57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9 00:2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29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0 00:00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0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0 00:3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0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0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0 23:58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1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1 00:2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1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7-31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1 00:02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1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1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2 00:00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2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2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2 23:53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3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3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4 00:03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4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4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4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4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4 23:46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5 00:0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5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5 00:3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5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6 00:00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6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6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6 23:59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7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7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7 23:56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8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8 00:3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8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8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8 23:57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9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9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9 00:5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09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0 00:00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0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0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0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0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0 23:58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1 00:1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1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1 00:3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1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2 00:00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2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2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2 23:59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3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3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3 23:54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4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4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4 00:4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4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4 23:57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5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5 00:3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5 23:58]</text:p>
          </table:table-cell>
          <table:table-cell office:value-type="string" table:style-name="ce1">
            <text:p>Guard #352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7 00:04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7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7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7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7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7 23:59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8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8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8 23:56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9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9 00:2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9 00:2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9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19 23:50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00:0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00:1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00:2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00:3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0 23:58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1 00:5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1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1 23:57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2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2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3 00:01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3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3 00:2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4 00:00]</text:p>
          </table:table-cell>
          <table:table-cell office:value-type="string" table:style-name="ce1">
            <text:p>Guard #46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4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4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4 23:50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5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5 00:1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5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5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6 00:01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6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6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6 23:58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7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7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8 00:00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8 00:0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8 00:3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9 00:00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9 00:2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29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03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2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3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5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0 23:50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1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1 00:2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1 00:4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8-31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1 00:01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1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1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1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1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2 00:03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2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2 00:2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2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2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3 00:00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3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3 00:3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3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3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3 23:58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4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4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4 00:5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4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4 23:59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5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5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6 00:04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6 00:1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6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6 23:59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7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7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8 00:03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8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8 00:2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9 00:04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9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9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09 23:50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0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0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0 23:58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1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1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1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1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1 23:58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2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2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2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2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3 00:04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3 00:3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3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3 23:58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4 00:0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4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4 23:57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5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5 00:1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5 00:3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5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6 00:04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6 00:2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6 00:4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7 00:01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7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7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7 23:58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8 00:0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8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8 23:56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9 00:3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9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9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9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19 23:48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0 00:0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0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1 00:04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1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1 00:2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1 00:4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1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2 00:00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2 00:1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2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2 00:4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2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2 23:52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3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3 00:0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3 00:2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3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3 23:59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4 00:4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4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4 23:52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5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5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5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5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5 23:56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6 00:3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6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7 00:00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7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7 00:1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7 00:4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7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8 00:03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8 00:2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8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8 23:56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9 00:1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9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29 23:56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30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30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30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30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09-30 23:50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1 00:0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1 00:3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1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1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1 23:59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2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2 00:1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2 00:2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2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3 00:03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3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3 00:1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3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3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3 23:57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4 00:1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4 00:2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4 00:4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4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4 23:56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5 00:0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5 00:4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5 00:5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5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5 23:57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6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6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6 23:58]</text:p>
          </table:table-cell>
          <table:table-cell office:value-type="string" table:style-name="ce1">
            <text:p>Guard #318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7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7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7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7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7 23:46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8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8 00:1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8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8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9 00:02]</text:p>
          </table:table-cell>
          <table:table-cell office:value-type="string" table:style-name="ce1">
            <text:p>Guard #13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09 23:56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0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0 00:2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0 23:54]</text:p>
          </table:table-cell>
          <table:table-cell office:value-type="string" table:style-name="ce1">
            <text:p>Guard #191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1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1 00:1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1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1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1 23:59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2 00:3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2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3 00:02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3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3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3 23:57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4 00:3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4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4 00:4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4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4 23:58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5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5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6 00:04]</text:p>
          </table:table-cell>
          <table:table-cell office:value-type="string" table:style-name="ce1">
            <text:p>Guard #13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7 00:02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7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7 00:2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7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7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7 23:57]</text:p>
          </table:table-cell>
          <table:table-cell office:value-type="string" table:style-name="ce1">
            <text:p>Guard #33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8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8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8 00:4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8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9 00:03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9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19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0 00:01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0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0 00:3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0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0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0 23:57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1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1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1 23:59]</text:p>
          </table:table-cell>
          <table:table-cell office:value-type="string" table:style-name="ce1">
            <text:p>Guard #13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3 00:00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3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3 00:4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3 00:5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3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4 00:02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4 00:0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4 00:3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4 00:4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4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4 23:54]</text:p>
          </table:table-cell>
          <table:table-cell office:value-type="string" table:style-name="ce1">
            <text:p>Guard #120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5 00:0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5 00:0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6 00:01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6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6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7 00:00]</text:p>
          </table:table-cell>
          <table:table-cell office:value-type="string" table:style-name="ce1">
            <text:p>Guard #37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7 23:58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8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8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8 23:58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9 00:0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9 00:2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9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9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29 23:59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30 00:1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30 00:1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30 23:47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31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31 00:0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0-31 23:53]</text:p>
          </table:table-cell>
          <table:table-cell office:value-type="string" table:style-name="ce1">
            <text:p>Guard #26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1 00:0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1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2 00:03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2 00:2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2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2 00:3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2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00]</text:p>
          </table:table-cell>
          <table:table-cell office:value-type="string" table:style-name="ce1">
            <text:p>Guard #20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2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2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4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56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3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4 00:01]</text:p>
          </table:table-cell>
          <table:table-cell office:value-type="string" table:style-name="ce1">
            <text:p>Guard #252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4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4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4 23:59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5 00:1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5 00:2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5 00:3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5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6 00:00]</text:p>
          </table:table-cell>
          <table:table-cell office:value-type="string" table:style-name="ce1">
            <text:p>Guard #313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6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6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7 00:02]</text:p>
          </table:table-cell>
          <table:table-cell office:value-type="string" table:style-name="ce1">
            <text:p>Guard #318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7 00:2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7 00:5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7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7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7 23:58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8 00:4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8 00:5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8 23:50]</text:p>
          </table:table-cell>
          <table:table-cell office:value-type="string" table:style-name="ce1">
            <text:p>Guard #20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9 00:0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9 00:4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9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09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0 00:03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0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0 00:4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0 23:56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1 00:3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1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1 23:48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2 00:00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2 00:5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3 00:04]</text:p>
          </table:table-cell>
          <table:table-cell office:value-type="string" table:style-name="ce1">
            <text:p>Guard #268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3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3 00:47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3 00:5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3 00:5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3 23:54]</text:p>
          </table:table-cell>
          <table:table-cell office:value-type="string" table:style-name="ce1">
            <text:p>Guard #12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4 00:0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4 00:40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4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4 00:5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4 23:58]</text:p>
          </table:table-cell>
          <table:table-cell office:value-type="string" table:style-name="ce1">
            <text:p>Guard #169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5 00:2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5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6 00:04]</text:p>
          </table:table-cell>
          <table:table-cell office:value-type="string" table:style-name="ce1">
            <text:p>Guard #61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6 00:0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6 00:3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6 23:49]</text:p>
          </table:table-cell>
          <table:table-cell office:value-type="string" table:style-name="ce1">
            <text:p>Guard #5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00:0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00:2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00:2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00:43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00:4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00:5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7 23:57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8 00:3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8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8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8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8 23:56]</text:p>
          </table:table-cell>
          <table:table-cell office:value-type="string" table:style-name="ce1">
            <text:p>Guard #1069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9 00:1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9 00:2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9 00:32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9 00:48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9 00:51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19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0 00:03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0 00:19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0 00:45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0 00:48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0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1 00:00]</text:p>
          </table:table-cell>
          <table:table-cell office:value-type="string" table:style-name="ce1">
            <text:p>Guard #1933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1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1 00:34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02]</text:p>
          </table:table-cell>
          <table:table-cell office:value-type="string" table:style-name="ce1">
            <text:p>Guard #2657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1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1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25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52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57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00:59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2 23:59]</text:p>
          </table:table-cell>
          <table:table-cell office:value-type="string" table:style-name="ce1">
            <text:p>Guard #2711 begins shif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3 00:33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3 00:51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3 00:54]</text:p>
          </table:table-cell>
          <table:table-cell office:value-type="string" table:style-name="ce1">
            <text:p>falls asle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518-11-23 00:56]</text:p>
          </table:table-cell>
          <table:table-cell office:value-type="string" table:style-name="ce1">
            <text:p>wakes up</text:p>
          </table:table-cell>
          <table:table-cell table:number-columns-repeated="16382"/>
        </table:table-row>
        <table:table-row table:number-rows-repeated="1047390" table:style-name="ro1">
          <table:table-cell table:number-columns-repeated="16384"/>
        </table:table-row>
        <table:named-expressions>
          <table:named-range table:name="input" table:cell-range-address="Sheet1.$A$1:Sheet1.$B$1186" table:base-cell-address="Sheet1.$A$1"/>
        </table:named-expressions>
      </table:table>
      <table:database-ranges>
        <table:database-range table:target-range-address="Sheet1.A1:Sheet1.B118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.W. van der Linde</meta:initial-creator>
    <dc:creator>L.W. van der Linde</dc:creator>
    <meta:creation-date>2018-12-04T13:17:30Z</meta:creation-date>
    <dc:date>2018-12-04T13:18:47Z</dc:date>
  </office:meta>
</office:document-meta>
</file>